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1425in"/>
    </style:style>
    <style:style style:name="co4" style:family="table-column">
      <style:table-column-properties fo:break-before="auto" style:column-width="3.3736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1.8508in"/>
    </style:style>
    <style:style style:name="co8" style:family="table-column">
      <style:table-column-properties fo:break-before="auto" style:column-width="0.1571in"/>
    </style:style>
    <style:style style:name="co9" style:family="table-column">
      <style:table-column-properties fo:break-before="auto" style:column-width="2.436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4.9957in"/>
    </style:style>
    <style:style style:name="co12" style:family="table-column">
      <style:table-column-properties fo:break-before="auto" style:column-width="5.2535in"/>
    </style:style>
    <style:style style:name="co13" style:family="table-column">
      <style:table-column-properties fo:break-before="auto" style:column-width="1.8299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209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rotation-angle="0" style:rotation-align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_3d_MOD_28_ROW_28__29__2c_2_29__3d_0">
      <style:map style:condition="is-true-formula(ISEVEN(ROW()))" style:apply-style-name="Untitled4" style:base-cell-address="Sheet2.E24"/>
      <style:map style:condition="cell-content()=0" style:apply-style-name="_3d_MOD_28_ROW_28__29__2c_2_29__3d_0" style:base-cell-address="Sheet2.E24"/>
    </style:style>
    <style:style style:name="ce8" style:family="table-cell" style:parent-style-name="_3d_MOD_28_ROW_28__29__2c_2_29__3d_0"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Untitled4" style:base-cell-address="Sheet2.E24"/>
      <style:map style:condition="cell-content()=0" style:apply-style-name="_3d_MOD_28_ROW_28__29__2c_2_29__3d_0" style:base-cell-address="Sheet2.E24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Assembly type</text:p>
          </table:table-cell>
          <table:table-cell table:style-name="ce2" office:value-type="string">
            <text:p>Entry ID</text:p>
          </table:table-cell>
          <table:table-cell table:style-name="ce2"/>
          <table:table-cell table:style-name="ce2" office:value-type="string">
            <text:p>Restart ID</text:p>
          </table:table-cell>
          <table:table-cell table:style-name="ce3" office:value-type="string">
            <text:p>Test Entry ID</text:p>
          </table:table-cell>
          <table:table-cell table:style-name="ce2"/>
          <table:table-cell table:style-name="ce2" office:value-type="string">
            <text:p>Comments on BMRB entry</text:p>
          </table:table-cell>
          <table:table-cell table:style-name="ce1" office:value-type="string">
            <text:p>Test Deposition Number</text:p>
          </table:table-cell>
          <table:table-cell table:style-name="ce2"/>
          <table:table-cell table:style-name="ce2" office:value-type="string">
            <text:p>Comments on ADIT-NMR and Entry</text:p>
          </table:table-cell>
          <table:table-cell/>
          <table:table-cell table:style-name="ce6" office:value-type="string">
            <text:p>Link for deposited file</text:p>
          </table:table-cell>
          <table:table-cell table:number-columns-repeated="4"/>
        </table:table-row>
        <table:table-row table:style-name="ro1">
          <table:table-cell office:value-type="string">
            <text:p>Protein</text:p>
          </table:table-cell>
          <table:table-cell office:value-type="float" office:value="19135">
            <text:p>19135</text:p>
          </table:table-cell>
          <table:table-cell/>
          <table:table-cell office:value-type="string">
            <text:p>2014-10-24.adit-beta.bmrb.wisc.edu.80.4045291</text:p>
          </table:table-cell>
          <table:table-cell table:style-name="ce4" office:value-type="float" office:value="9980005">
            <text:p>9980005</text:p>
          </table:table-cell>
          <table:table-cell table:number-columns-repeated="2"/>
          <table:table-cell table:style-name="ce4" office:value-type="string">
            <text:p>QA_9Z0Q0Q5</text:p>
          </table:table-cell>
          <table:table-cell/>
          <table:table-cell table:style-name="ce5" office:value-type="string">
            <text:p>Good, entries match</text:p>
          </table:table-cell>
          <table:table-cell/>
          <table:table-cell table:formula="of:=CONCATENATE(&quot;cd /cvs_adit_test/proc&quot;;[.H2];&quot;/&quot;;CHAR(10);CHAR(13);&quot;nn bmr&quot;;[.H2];&quot;.nmrif.post.nmrstr,v&quot;)" office:value-type="string" office:string-value="cd /cvs_adit_test/procQA_9Z0Q0Q5/&#10;&#13;nn bmrQA_9Z0Q0Q5.nmrif.post.nmrstr,v">
            <text:p>cd /cvs_adit_test/procQA_9Z0Q0Q5/</text:p>
            <text:p>nn bmrQA_9Z0Q0Q5.nmrif.post.nmrstr,v</text:p>
          </table:table-cell>
          <table:table-cell table:number-columns-repeated="4"/>
        </table:table-row>
        <table:table-row table:style-name="ro2">
          <table:table-cell office:value-type="string">
            <text:p>Protein</text:p>
          </table:table-cell>
          <table:table-cell office:value-type="float" office:value="19069">
            <text:p>19069</text:p>
          </table:table-cell>
          <table:table-cell/>
          <table:table-cell office:value-type="string">
            <text:p>2014-11-05.adit-beta.bmrb.wisc.edu.80.7538525</text:p>
          </table:table-cell>
          <table:table-cell office:value-type="float" office:value="9980003">
            <text:p>9980003</text:p>
          </table:table-cell>
          <table:table-cell table:number-columns-repeated="2"/>
          <table:table-cell office:value-type="string">
            <text:p>QA_9Z0Q0Q3</text:p>
          </table:table-cell>
          <table:table-cell/>
          <table:table-cell office:value-type="string">
            <text:p>NMR experimental release code wrong</text:p>
          </table:table-cell>
          <table:table-cell/>
          <table:table-cell office:value-type="string">
            <text:p>cd /cvs_adit_test/procQA_9Z0Q0Q3/ nn bmrQA_9Z0Q0Q5.nmrif.post.nmrstr,v</text:p>
          </table:table-cell>
          <table:table-cell table:number-columns-repeated="4"/>
        </table:table-row>
        <table:table-row table:style-name="ro2">
          <table:table-cell office:value-type="string">
            <text:p>Protein homo-dimer</text:p>
          </table:table-cell>
          <table:table-cell office:value-type="float" office:value="17826">
            <text:p>17826</text:p>
          </table:table-cell>
          <table:table-cell/>
          <table:table-cell office:value-type="string">
            <text:p>2014-11-06.adit-beta.bmrb.wisc.edu.80.62314445</text:p>
          </table:table-cell>
          <table:table-cell office:value-type="float" office:value="9980003">
            <text:p>9980003</text:p>
          </table:table-cell>
          <table:table-cell table:number-columns-repeated="2"/>
          <table:table-cell office:value-type="string">
            <text:p>QA_9Z0Q0Q3</text:p>
          </table:table-cell>
          <table:table-cell/>
          <table:table-cell office:value-type="string">
            <text:p>Codes now in betaQA_### file, not procQA</text:p>
          </table:table-cell>
          <table:table-cell/>
          <table:table-cell office:value-type="string">
            <text:p>cd/cvs_adit_test/betaQA_9Z0Q0Q3/ nn bmrQA_9Z0Q0Q3.nmrif.post.nmrstr,v</text:p>
          </table:table-cell>
          <table:table-cell table:number-columns-repeated="4"/>
        </table:table-row>
        <table:table-row table:style-name="ro2">
          <table:table-cell office:value-type="string">
            <text:p>Protein homo-trimer</text:p>
          </table:table-cell>
          <table:table-cell office:value-type="float" office:value="19407">
            <text:p>19407</text:p>
          </table:table-cell>
          <table:table-cell/>
          <table:table-cell office:value-type="string">
            <text:p>2014-12-09.adit-beta.bmrb.wisc.edu.80.25029708</text:p>
          </table:table-cell>
          <table:table-cell office:value-type="float" office:value="9980005">
            <text:p>9980005</text:p>
          </table:table-cell>
          <table:table-cell table:number-columns-repeated="2"/>
          <table:table-cell office:value-type="string">
            <text:p>QA_9Z0Q0Q5</text:p>
          </table:table-cell>
          <table:table-cell/>
          <table:table-cell office:value-type="string">
            <text:p>cvs_adit_nmr file recovered by Dimitri</text:p>
          </table:table-cell>
          <table:table-cell table:number-columns-repeated="6"/>
        </table:table-row>
        <table:table-row table:style-name="ro3">
          <table:table-cell office:value-type="string">
            <text:p>Protein/Protein complex</text:p>
          </table:table-cell>
          <table:table-cell office:value-type="float" office:value="19560">
            <text:p>19560</text:p>
          </table:table-cell>
          <table:table-cell/>
          <table:table-cell office:value-type="string">
            <text:p>2015-01-12.adit-beta.bmrb.wisc.edu.80.38916861</text:p>
          </table:table-cell>
          <table:table-cell office:value-type="float" office:value="9980006">
            <text:p>9980006</text:p>
          </table:table-cell>
          <table:table-cell table:number-columns-repeated="2"/>
          <table:table-cell office:value-type="string">
            <text:p>QA_9Z0Q0Q6</text:p>
          </table:table-cell>
          <table:table-cell/>
          <table:table-cell office:value-type="string">
            <text:p>incorrect deposition in deposited file</text:p>
          </table:table-cell>
          <table:table-cell table:number-columns-repeated="6"/>
        </table:table-row>
        <table:table-row table:style-name="ro2">
          <table:table-cell office:value-type="string">
            <text:p>Protein/ligand complex</text:p>
          </table:table-cell>
          <table:table-cell office:value-type="float" office:value="19075">
            <text:p>19075</text:p>
          </table:table-cell>
          <table:table-cell/>
          <table:table-cell office:value-type="string">
            <text:p>2015-01-12.adit-beta.bmrb.wisc.edu.80.46817435</text:p>
          </table:table-cell>
          <table:table-cell office:value-type="float" office:value="9980007">
            <text:p>9980007</text:p>
          </table:table-cell>
          <table:table-cell table:number-columns-repeated="2"/>
          <table:table-cell office:value-type="string">
            <text:p>QA_9Z0Q0Q7</text:p>
          </table:table-cell>
          <table:table-cell/>
          <table:table-cell office:value-type="string">
            <text:p>Cannot yet access dep file</text:p>
          </table:table-cell>
          <table:table-cell table:number-columns-repeated="6"/>
        </table:table-row>
        <table:table-row table:style-name="ro4">
          <table:table-cell office:value-type="string">
            <text:p>Protein/RNA complex</text:p>
          </table:table-cell>
          <table:table-cell office:value-type="float" office:value="17273">
            <text:p>17273</text:p>
          </table:table-cell>
          <table:table-cell/>
          <table:table-cell office:value-type="string">
            <text:p>2015-01-13.adit-beta.bmrb.wisc.edu.80.44820887</text:p>
          </table:table-cell>
          <table:table-cell office:value-type="float" office:value="9980008">
            <text:p>9980008</text:p>
          </table:table-cell>
          <table:table-cell table:number-columns-repeated="2"/>
          <table:table-cell office:value-type="string">
            <text:p>QA_9Z0Q0Q8</text:p>
          </table:table-cell>
          <table:table-cell/>
          <table:table-cell office:value-type="string">
            <text:p>^^</text:p>
          </table:table-cell>
          <table:table-cell table:number-columns-repeated="6"/>
        </table:table-row>
        <table:table-row table:style-name="ro4">
          <table:table-cell office:value-type="string">
            <text:p>Protein/DNA complex</text:p>
          </table:table-cell>
          <table:table-cell office:value-type="float" office:value="5345">
            <text:p>5345</text:p>
          </table:table-cell>
          <table:table-cell/>
          <table:table-cell office:value-type="string">
            <text:p>2015-01-13.adit-beta.bmrb.wisc.edu.80.82321739</text:p>
          </table:table-cell>
          <table:table-cell office:value-type="float" office:value="9980009">
            <text:p>9980009</text:p>
          </table:table-cell>
          <table:table-cell table:number-columns-repeated="2"/>
          <table:table-cell office:value-type="string">
            <text:p>QA_9Z0Q0Q9</text:p>
          </table:table-cell>
          <table:table-cell/>
          <table:table-cell office:value-type="string">
            <text:p>^^</text:p>
          </table:table-cell>
          <table:table-cell table:number-columns-repeated="6"/>
        </table:table-row>
        <table:table-row table:style-name="ro2">
          <table:table-cell office:value-type="string">
            <text:p>Protein/Protein/Metal Ion complex</text:p>
          </table:table-cell>
          <table:table-cell office:value-type="float" office:value="18942">
            <text:p>18942</text:p>
          </table:table-cell>
          <table:table-cell/>
          <table:table-cell office:value-type="string">
            <text:p>2015-01-13.adit-beta.bmrb.wisc.edu.80.67522416</text:p>
          </table:table-cell>
          <table:table-cell office:value-type="float" office:value="8880004">
            <text:p>8880004</text:p>
          </table:table-cell>
          <table:table-cell table:number-columns-repeated="2"/>
          <table:table-cell office:value-type="string">
            <text:p>BETA_0Q0Q0Q5</text:p>
          </table:table-cell>
          <table:table-cell/>
          <table:table-cell office:value-type="string">
            <text:p>dep files under beta_dep#, slight errors between entries due to my own mistakes</text:p>
          </table:table-cell>
          <table:table-cell/>
          <table:table-cell office:value-type="string">
            <text:p>bmrbeta_0Q0Q0Q5.nmrif.post.nmrstr,v</text:p>
          </table:table-cell>
          <table:table-cell table:number-columns-repeated="4"/>
        </table:table-row>
        <table:table-row table:style-name="ro2">
          <table:table-cell office:value-type="string">
            <text:p>Protein/DNA/Metal ion complex</text:p>
          </table:table-cell>
          <table:table-cell office:value-type="float" office:value="6276">
            <text:p>6276</text:p>
          </table:table-cell>
          <table:table-cell/>
          <table:table-cell office:value-type="string">
            <text:p>2015-01-15.adit-beta.bmrb.wisc.edu.80.4195499</text:p>
          </table:table-cell>
          <table:table-cell office:value-type="float" office:value="8880005">
            <text:p>8880005</text:p>
          </table:table-cell>
          <table:table-cell table:number-columns-repeated="2"/>
          <table:table-cell office:value-type="string">
            <text:p>BETA_0Q0Q0Q6</text:p>
          </table:table-cell>
          <table:table-cell/>
          <table:table-cell office:value-type="string">
            <text:p>new dep file name</text:p>
          </table:table-cell>
          <table:table-cell table:number-columns-repeated="6"/>
        </table:table-row>
        <table:table-row table:style-name="ro4">
          <table:table-cell office:value-type="string">
            <text:p>Protein/carbohydrate complex</text:p>
          </table:table-cell>
          <table:table-cell office:value-type="float" office:value="17902">
            <text:p>17902</text:p>
          </table:table-cell>
          <table:table-cell/>
          <table:table-cell office:value-type="string">
            <text:p>2015-01-15.adit-beta.bmrb.wisc.edu.80.4056007</text:p>
          </table:table-cell>
          <table:table-cell office:value-type="float" office:value="8880006">
            <text:p>8880006</text:p>
          </table:table-cell>
          <table:table-cell table:number-columns-repeated="2"/>
          <table:table-cell office:value-type="string">
            <text:p>BETA_0Q0Q0Q7</text:p>
          </table:table-cell>
          <table:table-cell/>
          <table:table-cell office:value-type="string">
            <text:p>^^</text:p>
          </table:table-cell>
          <table:table-cell table:number-columns-repeated="6"/>
        </table:table-row>
        <table:table-row table:style-name="ro4">
          <table:table-cell office:value-type="string">
            <text:p>DNA</text:p>
          </table:table-cell>
          <table:table-cell office:value-type="float" office:value="18279">
            <text:p>18279</text:p>
          </table:table-cell>
          <table:table-cell/>
          <table:table-cell office:value-type="string">
            <text:p>2015-01-16.adit-beta.bmrb.wisc.edu.80.6859884</text:p>
          </table:table-cell>
          <table:table-cell office:value-type="float" office:value="8880007">
            <text:p>8880007</text:p>
          </table:table-cell>
          <table:table-cell table:number-columns-repeated="2"/>
          <table:table-cell office:value-type="string">
            <text:p>BETA_0Q0Q0Q8</text:p>
          </table:table-cell>
          <table:table-cell/>
          <table:table-cell office:value-type="string">
            <text:p>Good, entries match</text:p>
          </table:table-cell>
          <table:table-cell table:number-columns-repeated="6"/>
        </table:table-row>
        <table:table-row table:style-name="ro4">
          <table:table-cell office:value-type="string">
            <text:p>RNA</text:p>
          </table:table-cell>
          <table:table-cell office:value-type="float" office:value="19634">
            <text:p>19634</text:p>
          </table:table-cell>
          <table:table-cell/>
          <table:table-cell office:value-type="string">
            <text:p>2015-01-23.adit-beta.bmrb.wisc.edu.80.9246066</text:p>
          </table:table-cell>
          <table:table-cell office:value-type="float" office:value="8880009">
            <text:p>8880009</text:p>
          </table:table-cell>
          <table:table-cell table:number-columns-repeated="2"/>
          <table:table-cell office:value-type="string">
            <text:p>BETA_0Q0Q0R0</text:p>
          </table:table-cell>
          <table:table-cell/>
          <table:table-cell office:value-type="string">
            <text:p>Good, entries match</text:p>
          </table:table-cell>
          <table:table-cell table:number-columns-repeated="6"/>
        </table:table-row>
        <table:table-row table:style-name="ro4">
          <table:table-cell office:value-type="string">
            <text:p>DNA/RNA hybrid</text:p>
          </table:table-cell>
          <table:table-cell office:value-type="float" office:value="17535">
            <text:p>17535</text:p>
          </table:table-cell>
          <table:table-cell/>
          <table:table-cell office:value-type="string">
            <text:p>2015-01-27.adit-beta.bmrb.wisc.edu.80.5254538</text:p>
          </table:table-cell>
          <table:table-cell office:value-type="float" office:value="8880010">
            <text:p>8880010</text:p>
          </table:table-cell>
          <table:table-cell table:number-columns-repeated="2"/>
          <table:table-cell office:value-type="string">
            <text:p>BETA_0Q0Q0R1</text:p>
          </table:table-cell>
          <table:table-cell/>
          <table:table-cell office:value-type="string">
            <text:p>Good, entries match</text:p>
          </table:table-cell>
          <table:table-cell table:number-columns-repeated="6"/>
        </table:table-row>
        <table:table-row table:style-name="ro4">
          <table:table-cell office:value-type="string">
            <text:p>DNA/Metal Ion Complex</text:p>
          </table:table-cell>
          <table:table-cell office:value-type="float" office:value="16138">
            <text:p>16138</text:p>
          </table:table-cell>
          <table:table-cell/>
          <table:table-cell office:value-type="string">
            <text:p>2015-01-27.adit-beta.bmrb.wisc.edu.80.545029</text:p>
          </table:table-cell>
          <table:table-cell office:value-type="float" office:value="8880011">
            <text:p>8880011</text:p>
          </table:table-cell>
          <table:table-cell table:number-columns-repeated="2"/>
          <table:table-cell office:value-type="string">
            <text:p>BETA_0Q0Q0R2</text:p>
          </table:table-cell>
          <table:table-cell table:number-columns-repeated="8"/>
        </table:table-row>
        <table:table-row table:style-name="ro4">
          <table:table-cell office:value-type="string">
            <text:p>Protein homo-dimer</text:p>
          </table:table-cell>
          <table:table-cell office:value-type="float" office:value="15462">
            <text:p>15462</text:p>
          </table:table-cell>
          <table:table-cell/>
          <table:table-cell office:value-type="string">
            <text:p>2015-02-04.adit-beta.bmrb.wisc.edu.80.7648879</text:p>
          </table:table-cell>
          <table:table-cell office:value-type="float" office:value="8880012">
            <text:p>8880012</text:p>
          </table:table-cell>
          <table:table-cell table:number-columns-repeated="2"/>
          <table:table-cell office:value-type="string">
            <text:p>BETA_0Q0Q0R3</text:p>
          </table:table-cell>
          <table:table-cell table:number-columns-repeated="8"/>
        </table:table-row>
        <table:table-row table:style-name="ro4">
          <table:table-cell office:value-type="string">
            <text:p>Protein homo-dimer</text:p>
          </table:table-cell>
          <table:table-cell office:value-type="float" office:value="6373">
            <text:p>6373</text:p>
          </table:table-cell>
          <table:table-cell/>
          <table:table-cell office:value-type="string">
            <text:p>2015-02-04.adit-beta.bmrb.wisc.edu.80.5919442</text:p>
          </table:table-cell>
          <table:table-cell office:value-type="float" office:value="8880013">
            <text:p>8880013</text:p>
          </table:table-cell>
          <table:table-cell table:number-columns-repeated="2"/>
          <table:table-cell office:value-type="string">
            <text:p>BETA_0Q0Q0R4</text:p>
          </table:table-cell>
          <table:table-cell table:number-columns-repeated="8"/>
        </table:table-row>
        <table:table-row table:style-name="ro4">
          <table:table-cell office:value-type="string">
            <text:p>Protein/Protein complex</text:p>
          </table:table-cell>
          <table:table-cell office:value-type="float" office:value="18266">
            <text:p>18266</text:p>
          </table:table-cell>
          <table:table-cell/>
          <table:table-cell office:value-type="string">
            <text:p>2015-02-06.adit-beta.bmrb.wisc.edu.80.50017173</text:p>
          </table:table-cell>
          <table:table-cell office:value-type="float" office:value="8880014">
            <text:p>8880014</text:p>
          </table:table-cell>
          <table:table-cell table:number-columns-repeated="2"/>
          <table:table-cell office:value-type="string">
            <text:p>BETA_0Q0Q0R5</text:p>
          </table:table-cell>
          <table:table-cell table:number-columns-repeated="8"/>
        </table:table-row>
        <table:table-row table:style-name="ro4">
          <table:table-cell office:value-type="string">
            <text:p>Protein/Protein complex</text:p>
          </table:table-cell>
          <table:table-cell office:value-type="float" office:value="17960">
            <text:p>17960</text:p>
          </table:table-cell>
          <table:table-cell/>
          <table:table-cell office:value-type="string">
            <text:p>2015-02-10.adit-beta.bmrb.wisc.edu.80.743955</text:p>
          </table:table-cell>
          <table:table-cell office:value-type="float" office:value="8880015">
            <text:p>8880015</text:p>
          </table:table-cell>
          <table:table-cell table:number-columns-repeated="2"/>
          <table:table-cell office:value-type="string">
            <text:p>BETA_0Q0Q0R6</text:p>
          </table:table-cell>
          <table:table-cell table:number-columns-repeated="8"/>
        </table:table-row>
        <table:table-row table:style-name="ro4">
          <table:table-cell office:value-type="string">
            <text:p>Protein/Protein complex</text:p>
          </table:table-cell>
          <table:table-cell office:value-type="float" office:value="17200">
            <text:p>17200</text:p>
          </table:table-cell>
          <table:table-cell/>
          <table:table-cell office:value-type="string">
            <text:p>2015-02-11.adit-beta.bmrb.wisc.edu.80.3484277</text:p>
          </table:table-cell>
          <table:table-cell office:value-type="float" office:value="8880016">
            <text:p>8880016</text:p>
          </table:table-cell>
          <table:table-cell table:number-columns-repeated="2"/>
          <table:table-cell office:value-type="string">
            <text:p>BETA_0Q0Q0R7</text:p>
          </table:table-cell>
          <table:table-cell table:number-columns-repeated="8"/>
        </table:table-row>
        <table:table-row table:style-name="ro4">
          <table:table-cell/>
          <table:table-cell office:value-type="float" office:value="16958">
            <text:p>16958</text:p>
          </table:table-cell>
          <table:table-cell/>
          <table:table-cell office:value-type="string">
            <text:p><text:s/>2015-02-12.adit-beta.bmrb.wisc.edu.80.1528884</text:p>
          </table:table-cell>
          <table:table-cell table:number-columns-repeated="12"/>
        </table:table-row>
        <table:table-row table:style-name="ro4">
          <table:table-cell/>
          <table:table-cell office:value-type="float" office:value="16193">
            <text:p>16193</text:p>
          </table:table-cell>
          <table:table-cell table:number-columns-repeated="14"/>
        </table:table-row>
        <table:table-row table:style-name="ro4">
          <table:table-cell office:value-type="string">
            <text:p>Notes: After uploading chem shift file, have pop-up window with restart ID to ensure that the author writes down the ID. It is not obvious as it stands.</text:p>
          </table:table-cell>
          <table:table-cell table:number-columns-repeated="15"/>
        </table:table-row>
        <table:table-row table:style-name="ro4">
          <table:table-cell office:value-type="string">
            <text:p>Note: Having an option for example: to select “all sample_1 conditions” etc, so for experiments you don't have to select sample_1 conditions 22 times.</text:p>
          </table:table-cell>
          <table:table-cell table:number-columns-repeated="15"/>
        </table:table-row>
        <table:table-row table:style-name="ro4" table:number-rows-repeated="104855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heet2" table:style-name="ta1">
        <table:table-column table:style-name="co10" table:number-columns-repeated="1024" table:default-cell-style-name="ce7"/>
        <table:table-row table:style-name="ro4">
          <table:table-cell table:number-columns-repeated="1024"/>
        </table:table-row>
        <table:table-row table:style-name="ro5">
          <table:table-cell table:style-name="ce8" office:value-type="string">
            <text:p>Entry ID</text:p>
          </table:table-cell>
          <table:table-cell table:style-name="ce8" office:value-type="string">
            <text:p>Software</text:p>
          </table:table-cell>
          <table:table-cell table:style-name="ce8"/>
          <table:table-cell table:style-name="ce8" office:value-type="string">
            <text:p>Updated</text:p>
          </table:table-cell>
          <table:table-cell table:style-name="ce8" office:value-type="string">
            <text:p>Notes</text:p>
          </table:table-cell>
          <table:table-cell table:number-columns-repeated="1019"/>
        </table:table-row>
        <table:table-row table:style-name="ro2">
          <table:table-cell office:value-type="float" office:value="4155">
            <text:p>4155</text:p>
          </table:table-cell>
          <table:table-cell office:value-type="string">
            <text:p><text:s/>nmrPipe/PIPP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2">
          <table:table-cell office:value-type="float" office:value="4580">
            <text:p>4580</text:p>
          </table:table-cell>
          <table:table-cell office:value-type="string">
            <text:p>NMRPipe and PIPP, uxnmr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4649">
            <text:p>4649</text:p>
          </table:table-cell>
          <table:table-cell office:value-type="string">
            <text:p>PIPP/STAPP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4712">
            <text:p>4712</text:p>
          </table:table-cell>
          <table:table-cell office:value-type="string">
            <text:p>XWINNMR-AURELIA </text:p>
          </table:table-cell>
          <table:table-cell/>
          <table:table-cell office:value-type="string">
            <text:p>YES</text:p>
          </table:table-cell>
          <table:table-cell office:value-type="string">
            <text:p>framecode change</text:p>
          </table:table-cell>
          <table:table-cell table:number-columns-repeated="1019"/>
        </table:table-row>
        <table:table-row table:style-name="ro2">
          <table:table-cell office:value-type="float" office:value="4721">
            <text:p>4721</text:p>
          </table:table-cell>
          <table:table-cell office:value-type="string">
            <text:p>PIPP, CAPP, STAPP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4748">
            <text:p>4748</text:p>
          </table:table-cell>
          <table:table-cell office:value-type="string">
            <text:p>PIPP_CAPP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4963">
            <text:p>4963</text:p>
          </table:table-cell>
          <table:table-cell office:value-type="string">
            <text:p>NMRPipe_NMRDraw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5333">
            <text:p>5333</text:p>
          </table:table-cell>
          <table:table-cell office:value-type="string">
            <text:p>NMR-Pipe/Pipp </text:p>
          </table:table-cell>
          <table:table-cell/>
          <table:table-cell office:value-type="string">
            <text:p>YES</text:p>
          </table:table-cell>
          <table:table-cell office:value-type="string">
            <text:p>Framecode change</text:p>
          </table:table-cell>
          <table:table-cell table:number-columns-repeated="1019"/>
        </table:table-row>
        <table:table-row table:style-name="ro6">
          <table:table-cell office:value-type="float" office:value="5334">
            <text:p>5334</text:p>
          </table:table-cell>
          <table:table-cell office:value-type="string">
            <text:p>PIPP/STAPP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5789">
            <text:p>5789</text:p>
          </table:table-cell>
          <table:table-cell office:value-type="string">
            <text:p>NMRPipe, PIPP </text:p>
          </table:table-cell>
          <table:table-cell/>
          <table:table-cell office:value-type="string">
            <text:p>YES</text:p>
          </table:table-cell>
          <table:table-cell office:value-type="string">
            <text:p>Software name change</text:p>
          </table:table-cell>
          <table:table-cell table:number-columns-repeated="1019"/>
        </table:table-row>
        <table:table-row table:style-name="ro6">
          <table:table-cell office:value-type="float" office:value="6048">
            <text:p>6048</text:p>
          </table:table-cell>
          <table:table-cell office:value-type="string">
            <text:p>NMRPIPE-NMRVIEW </text:p>
          </table:table-cell>
          <table:table-cell/>
          <table:table-cell office:value-type="string">
            <text:p>YES</text:p>
          </table:table-cell>
          <table:table-cell office:value-type="string">
            <text:p>Name change</text:p>
          </table:table-cell>
          <table:table-cell table:number-columns-repeated="1019"/>
        </table:table-row>
        <table:table-row table:style-name="ro6">
          <table:table-cell office:value-type="float" office:value="6191">
            <text:p>6191</text:p>
          </table:table-cell>
          <table:table-cell office:value-type="string">
            <text:p><text:s/>PIPP/STAPP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6240">
            <text:p>6240</text:p>
          </table:table-cell>
          <table:table-cell office:value-type="string">
            <text:p><text:s/>PIPP/STAPP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6287">
            <text:p>6287</text:p>
          </table:table-cell>
          <table:table-cell office:value-type="string">
            <text:p>NMRPipe-Draw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6399">
            <text:p>6399</text:p>
          </table:table-cell>
          <table:table-cell office:value-type="string">
            <text:p>NMRPipe/NMRDraw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2">
          <table:table-cell office:value-type="float" office:value="6413">
            <text:p>6413</text:p>
          </table:table-cell>
          <table:table-cell office:value-type="string">
            <text:p><text:s/>NMRrpipe_NMRview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2">
          <table:table-cell office:value-type="float" office:value="6414">
            <text:p>6414</text:p>
          </table:table-cell>
          <table:table-cell office:value-type="string">
            <text:p><text:s/>NMRrpipe_NMRview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2">
          <table:table-cell office:value-type="float" office:value="6448">
            <text:p>6448</text:p>
          </table:table-cell>
          <table:table-cell office:value-type="string">
            <text:p>AUTOSTRUCTURE 2.1.0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6">
          <table:table-cell office:value-type="float" office:value="6570">
            <text:p>6570</text:p>
          </table:table-cell>
          <table:table-cell office:value-type="string">
            <text:p>XPLOR-NIH 2.0.6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6571">
            <text:p>6571</text:p>
          </table:table-cell>
          <table:table-cell office:value-type="string">
            <text:p>NMRPipe-NMRDraw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2">
          <table:table-cell office:value-type="float" office:value="6890">
            <text:p>6890</text:p>
          </table:table-cell>
          <table:table-cell office:value-type="string">
            <text:p>NMRPipe/NMRDraw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2">
          <table:table-cell office:value-type="float" office:value="6946">
            <text:p>6946</text:p>
          </table:table-cell>
          <table:table-cell office:value-type="string">
            <text:p>nmrPipe/draw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2">
          <table:table-cell office:value-type="float" office:value="6995">
            <text:p>6995</text:p>
          </table:table-cell>
          <table:table-cell office:value-type="string">
            <text:p>nmrPipe/draw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6">
          <table:table-cell office:value-type="float" office:value="7131">
            <text:p>7131</text:p>
          </table:table-cell>
          <table:table-cell office:value-type="string">
            <text:p>NMRPipe_NMRDraw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7428">
            <text:p>7428</text:p>
          </table:table-cell>
          <table:table-cell office:value-type="string">
            <text:p>NMRPipe_NMRDraw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15217">
            <text:p>15217</text:p>
          </table:table-cell>
          <table:table-cell office:value-type="string">
            <text:p>CNS_1.1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/Name change</text:p>
          </table:table-cell>
          <table:table-cell table:number-columns-repeated="1019"/>
        </table:table-row>
        <table:table-row table:style-name="ro6">
          <table:table-cell office:value-type="float" office:value="15445">
            <text:p>15445</text:p>
          </table:table-cell>
          <table:table-cell office:value-type="string">
            <text:p>relxn2.2 </text:p>
          </table:table-cell>
          <table:table-cell/>
          <table:table-cell office:value-type="string">
            <text:p>YES</text:p>
          </table:table-cell>
          <table:table-cell office:value-type="string">
            <text:p>Took version # out of name</text:p>
          </table:table-cell>
          <table:table-cell table:number-columns-repeated="1019"/>
        </table:table-row>
        <table:table-row table:style-name="ro6">
          <table:table-cell office:value-type="float" office:value="15647">
            <text:p>15647</text:p>
          </table:table-cell>
          <table:table-cell office:value-type="string">
            <text:p>XEASY/CYANA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15653">
            <text:p>15653</text:p>
          </table:table-cell>
          <table:table-cell office:value-type="string">
            <text:p>NMRPipe/NMRDraw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15708">
            <text:p>15708</text:p>
          </table:table-cell>
          <table:table-cell office:value-type="string">
            <text:p>XEASY/CARA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15853">
            <text:p>15853</text:p>
          </table:table-cell>
          <table:table-cell office:value-type="string">
            <text:p>NMRPipe/NMRDraw </text:p>
          </table:table-cell>
          <table:table-cell/>
          <table:table-cell office:value-type="string">
            <text:p>YES</text:p>
          </table:table-cell>
          <table:table-cell office:value-type="string">
            <text:p>Correct vendor names</text:p>
          </table:table-cell>
          <table:table-cell table:number-columns-repeated="1019"/>
        </table:table-row>
        <table:table-row table:style-name="ro6">
          <table:table-cell office:value-type="float" office:value="16167">
            <text:p>16167</text:p>
          </table:table-cell>
          <table:table-cell office:value-type="string">
            <text:p>NMRPipe,_SPARKY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16217">
            <text:p>16217</text:p>
          </table:table-cell>
          <table:table-cell office:value-type="string">
            <text:p>NMRPIPE_and_NMRVIEW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2">
          <table:table-cell office:value-type="float" office:value="16218">
            <text:p>16218</text:p>
          </table:table-cell>
          <table:table-cell office:value-type="string">
            <text:p>NMRPIPE_and_NMRVIEW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6">
          <table:table-cell office:value-type="float" office:value="16344">
            <text:p>16344</text:p>
          </table:table-cell>
          <table:table-cell office:value-type="string">
            <text:p>xwinnmr/TOPSPIN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16481">
            <text:p>16481</text:p>
          </table:table-cell>
          <table:table-cell office:value-type="string">
            <text:p>NEASY/CARA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6">
          <table:table-cell office:value-type="float" office:value="16603">
            <text:p>16603</text:p>
          </table:table-cell>
          <table:table-cell office:value-type="string">
            <text:p>CYANA_3.0_intel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16931">
            <text:p>16931</text:p>
          </table:table-cell>
          <table:table-cell office:value-type="string">
            <text:p>relxn2.2 </text:p>
          </table:table-cell>
          <table:table-cell/>
          <table:table-cell office:value-type="string">
            <text:p>YES</text:p>
          </table:table-cell>
          <table:table-cell office:value-type="string">
            <text:p>Took version # out of name</text:p>
          </table:table-cell>
          <table:table-cell table:number-columns-repeated="1019"/>
        </table:table-row>
        <table:table-row table:style-name="ro6">
          <table:table-cell office:value-type="float" office:value="16933">
            <text:p>16933</text:p>
          </table:table-cell>
          <table:table-cell office:value-type="string">
            <text:p>relxn2.2 </text:p>
          </table:table-cell>
          <table:table-cell/>
          <table:table-cell office:value-type="string">
            <text:p>YES</text:p>
          </table:table-cell>
          <table:table-cell office:value-type="string">
            <text:p>Took version # out of name</text:p>
          </table:table-cell>
          <table:table-cell table:number-columns-repeated="1019"/>
        </table:table-row>
        <table:table-row table:style-name="ro6">
          <table:table-cell office:value-type="float" office:value="17282">
            <text:p>17282</text:p>
          </table:table-cell>
          <table:table-cell office:value-type="string">
            <text:p>CYANA_3.0_intel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17294">
            <text:p>17294</text:p>
          </table:table-cell>
          <table:table-cell office:value-type="string">
            <text:p>CYANA_3.0_OPALP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17367">
            <text:p>17367</text:p>
          </table:table-cell>
          <table:table-cell office:value-type="string">
            <text:p>SPARKY_and_NMRpipe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17554">
            <text:p>17554</text:p>
          </table:table-cell>
          <table:table-cell office:value-type="string">
            <text:p>ARIA2.0 </text:p>
          </table:table-cell>
          <table:table-cell/>
          <table:table-cell office:value-type="string">
            <text:p>YES</text:p>
          </table:table-cell>
          <table:table-cell office:value-type="string">
            <text:p>Took version # out of name</text:p>
          </table:table-cell>
          <table:table-cell table:number-columns-repeated="1019"/>
        </table:table-row>
        <table:table-row table:style-name="ro6">
          <table:table-cell office:value-type="float" office:value="17700">
            <text:p>17700</text:p>
          </table:table-cell>
          <table:table-cell office:value-type="string">
            <text:p>NMRPipe_and_SPARKY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17727">
            <text:p>17727</text:p>
          </table:table-cell>
          <table:table-cell office:value-type="string">
            <text:p>CNS_HADDOCK </text:p>
          </table:table-cell>
          <table:table-cell/>
          <table:table-cell office:value-type="string">
            <text:p>YES</text:p>
          </table:table-cell>
          <table:table-cell office:value-type="string">
            <text:p>Correct vendor names</text:p>
          </table:table-cell>
          <table:table-cell table:number-columns-repeated="1019"/>
        </table:table-row>
        <table:table-row table:style-name="ro2">
          <table:table-cell office:value-type="float" office:value="17805">
            <text:p>17805</text:p>
          </table:table-cell>
          <table:table-cell office:value-type="string">
            <text:p>MOLMOL_NMRDRAW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6">
          <table:table-cell office:value-type="float" office:value="18374">
            <text:p>18374</text:p>
          </table:table-cell>
          <table:table-cell office:value-type="string">
            <text:p>ARIA2.3 </text:p>
          </table:table-cell>
          <table:table-cell/>
          <table:table-cell office:value-type="string">
            <text:p>YES</text:p>
          </table:table-cell>
          <table:table-cell office:value-type="string">
            <text:p>CCPNmr to Analysis, Version # taken out of name</text:p>
          </table:table-cell>
          <table:table-cell table:number-columns-repeated="1019"/>
        </table:table-row>
        <table:table-row table:style-name="ro6">
          <table:table-cell office:value-type="float" office:value="18375">
            <text:p>18375</text:p>
          </table:table-cell>
          <table:table-cell office:value-type="string">
            <text:p>ARIA_CNS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18481">
            <text:p>18481</text:p>
          </table:table-cell>
          <table:table-cell office:value-type="string">
            <text:p>CYANA_TINKER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18576">
            <text:p>18576</text:p>
          </table:table-cell>
          <table:table-cell office:value-type="string">
            <text:p>SPARKY_NMR_view_PIPP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18585">
            <text:p>18585</text:p>
          </table:table-cell>
          <table:table-cell office:value-type="string">
            <text:p>SPARKY_NMR_view_PIPP_NMRPIPE </text:p>
          </table:table-cell>
          <table:table-cell/>
          <table:table-cell office:value-type="string">
            <text:p>YES</text:p>
          </table:table-cell>
          <table:table-cell office:value-type="string">
            <text:p>software framecode changed</text:p>
          </table:table-cell>
          <table:table-cell table:number-columns-repeated="1019"/>
        </table:table-row>
        <table:table-row table:style-name="ro6">
          <table:table-cell office:value-type="float" office:value="18590">
            <text:p>18590</text:p>
          </table:table-cell>
          <table:table-cell office:value-type="string">
            <text:p>cns_2 </text:p>
          </table:table-cell>
          <table:table-cell/>
          <table:table-cell office:value-type="string">
            <text:p>YES</text:p>
          </table:table-cell>
          <table:table-cell office:value-type="string">
            <text:p>Took version # out of name</text:p>
          </table:table-cell>
          <table:table-cell table:number-columns-repeated="1019"/>
        </table:table-row>
        <table:table-row table:style-name="ro6">
          <table:table-cell office:value-type="float" office:value="18737">
            <text:p>18737</text:p>
          </table:table-cell>
          <table:table-cell office:value-type="string">
            <text:p>CNS/SCULPTOR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18863">
            <text:p>18863</text:p>
          </table:table-cell>
          <table:table-cell office:value-type="string">
            <text:p>MEMBRANE_CS_ROSETTA-ARIA_2-2U3-CNS/rosetta_3</text:p>
          </table:table-cell>
          <table:table-cell/>
          <table:table-cell office:value-type="string">
            <text:p>???</text:p>
          </table:table-cell>
          <table:table-cell office:value-type="string">
            <text:p>Not sure what do to about MEMBRANE_CS_ROSETTA-ARIA_2-2U3-CNS software loop</text:p>
          </table:table-cell>
          <table:table-cell table:number-columns-repeated="1019"/>
        </table:table-row>
        <table:table-row table:style-name="ro6">
          <table:table-cell office:value-type="float" office:value="19356">
            <text:p>19356</text:p>
          </table:table-cell>
          <table:table-cell office:value-type="string">
            <text:p>MOLPROBITY_4.02B </text:p>
          </table:table-cell>
          <table:table-cell/>
          <table:table-cell office:value-type="string">
            <text:p>YES</text:p>
          </table:table-cell>
          <table:table-cell office:value-type="string">
            <text:p>Deleted repetitive software saveframe, took version #'s out of names</text:p>
          </table:table-cell>
          <table:table-cell table:number-columns-repeated="1019"/>
        </table:table-row>
        <table:table-row table:style-name="ro6">
          <table:table-cell office:value-type="float" office:value="19368">
            <text:p>19368</text:p>
          </table:table-cell>
          <table:table-cell office:value-type="string">
            <text:p>ARIA1.2_CNS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office:value-type="float" office:value="19447">
            <text:p>19447</text:p>
          </table:table-cell>
          <table:table-cell office:value-type="string">
            <text:p>CNS/SCULPTOR </text:p>
          </table:table-cell>
          <table:table-cell/>
          <table:table-cell office:value-type="string">
            <text:p>YES</text:p>
          </table:table-cell>
          <table:table-cell office:value-type="string">
            <text:p>Took version # out of name, 2 HADDOCK saveframes??</text:p>
          </table:table-cell>
          <table:table-cell table:number-columns-repeated="1019"/>
        </table:table-row>
        <table:table-row table:style-name="ro2">
          <table:table-cell office:value-type="float" office:value="19541">
            <text:p>19541</text:p>
          </table:table-cell>
          <table:table-cell office:value-type="string">
            <text:p>ARIA2/nmrView_any</text:p>
          </table:table-cell>
          <table:table-cell/>
          <table:table-cell office:value-type="string">
            <text:p>YES</text:p>
          </table:table-cell>
          <table:table-cell office:value-type="string">
            <text:p>Changed software framecode names</text:p>
          </table:table-cell>
          <table:table-cell table:number-columns-repeated="1019"/>
        </table:table-row>
        <table:table-row table:style-name="ro6">
          <table:table-cell office:value-type="float" office:value="19729">
            <text:p>19729</text:p>
          </table:table-cell>
          <table:table-cell office:value-type="string">
            <text:p>ARIA1.1 </text:p>
          </table:table-cell>
          <table:table-cell/>
          <table:table-cell office:value-type="string">
            <text:p>YES</text:p>
          </table:table-cell>
          <table:table-cell office:value-type="string">
            <text:p>Took version # out of name</text:p>
          </table:table-cell>
          <table:table-cell table:number-columns-repeated="1019"/>
        </table:table-row>
        <table:table-row table:style-name="ro6">
          <table:table-cell office:value-type="float" office:value="19848">
            <text:p>19848</text:p>
          </table:table-cell>
          <table:table-cell office:value-type="string">
            <text:p>cns-1.3 </text:p>
          </table:table-cell>
          <table:table-cell/>
          <table:table-cell office:value-type="string">
            <text:p>YES</text:p>
          </table:table-cell>
          <table:table-cell office:value-type="string">
            <text:p>Took version # out of name</text:p>
          </table:table-cell>
          <table:table-cell table:number-columns-repeated="1019"/>
        </table:table-row>
        <table:table-row table:style-name="ro6">
          <table:table-cell office:value-type="float" office:value="25127">
            <text:p>25127</text:p>
          </table:table-cell>
          <table:table-cell office:value-type="string">
            <text:p>UNIO-ATNOS-ASCAN/CANDID/MATCH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2.A1:Sheet2.AMJ1048576">
            <calcext:condition calcext:apply-style-name="Untitled4" calcext:value="formula-is(ISEVEN(ROW()))" calcext:base-cell-address="Sheet2.E24"/>
            <calcext:condition calcext:apply-style-name="=MOD(ROW(),2)=0" calcext:value="=0" calcext:base-cell-address="Sheet2.E24"/>
          </calcext:conditional-format>
        </calcext:conditional-formats>
      </table:table>
      <table:table table:name="Sheet3" table:style-name="ta1">
        <table:table-column table:style-name="co10" table:default-cell-style-name="Default"/>
        <table:table-row table:style-name="ro4" table:number-rows-repeated="2">
          <table:table-cell/>
        </table:table-row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d_MOD_28_ROW_28__29__2c_2_29__3d_0" style:display-name="=MOD(ROW(),2)=0" style:family="table-cell" style:parent-style-name="Default">
      <style:table-cell-properties fo:background-color="transparent"/>
    </style:style>
    <style:style style:name="Coloralternating" style:family="table-cell" style:parent-style-name="Default">
      <style:table-cell-properties fo:background-color="#ccffff"/>
    </style:style>
    <style:style style:name="Alternating" style:family="table-cell" style:parent-style-name="Default">
      <style:table-cell-properties fo:background-color="#ccffff"/>
    </style:style>
    <style:style style:name="Untitled1" style:family="table-cell" style:parent-style-name="Default">
      <style:table-cell-properties fo:background-color="#9999ff"/>
    </style:style>
    <style:style style:name="Untitled2" style:family="table-cell" style:parent-style-name="Default">
      <style:table-cell-properties fo:background-color="#cccccc"/>
    </style:style>
    <style:style style:name="Untitled3" style:family="table-cell" style:parent-style-name="Default">
      <style:table-cell-properties fo:background-color="#e6e6ff" style:diagonal-bl-tr="0.06pt solid #000000" style:diagonal-tl-br="0.06pt solid #000000"/>
    </style:style>
    <style:style style:name="Untitled4" style:family="table-cell" style:parent-style-name="Default">
      <style:table-cell-properties fo:border-bottom="0.06pt solid #000000" fo:background-color="#e6e6ff" fo:border-left="none" fo:border-right="none" fo:border-top="0.06pt solid #000000"/>
    </style:style>
    <style:style style:name="Untitled5" style:family="table-cell" style:parent-style-name="Default">
      <style:table-cell-properties fo:background-color="#e6e6ff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0000-00-00T12:46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Wilson</meta:initial-creator>
    <meta:creation-date>2014-10-24T15:24:49</meta:creation-date>
    <dc:date>2015-02-13T15:01:22</dc:date>
    <dc:creator>Alaina Heinen</dc:creator>
    <meta:editing-duration>PT22H22M30S</meta:editing-duration>
    <meta:editing-cycles>115</meta:editing-cycles>
    <meta:generator>LibreOffice/4.0.4.2$Linux_X86_64 LibreOffice_project/400m0$Build-2</meta:generator>
    <meta:document-statistic meta:table-count="3" meta:cell-count="351" meta:object-count="0"/>
  </office:meta>
</office:document-meta>
</file>